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4" style:family="table-cell" style:parent-style-name="Note" style:data-style-name="N0">
      <style:table-cell-properties fo:border="thin solid #B2B2B2" fo:background-color="#FFFFCC"/>
      <style:text-properties fo:color="#FA7D00" fo:font-weight="bold" style:font-weight-asian="bold" style:font-weight-complex="bold"/>
    </style:style>
    <style:style style:name="ce5" style:family="table-cell" style:parent-style-name="Note" style:data-style-name="N0">
      <style:table-cell-properties fo:border="thin solid #B2B2B2" style:vertical-align="automatic" fo:background-color="#FFFFCC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6" style:family="table-cell" style:parent-style-name="Excel_32_Built-in_32_Check_32_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7" style:family="table-cell" style:parent-style-name="Excel_32_Built-in_32_Check_32_Cell" style:data-style-name="N0">
      <style:table-cell-properties fo:border="thin double #000000" style:vertical-align="automatic" fo:background-color="#A5A5A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Calculation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ce10" style:family="table-cell" style:parent-style-name="Calculation" style:data-style-name="N0">
      <style:table-cell-properties fo:border="thin solid #7F7F7F" style:vertical-align="automatic" fo:wrap-option="wrap" fo:background-color="#F2F2F2"/>
      <style:text-properties fo:color="#FA7D00" fo:font-weight="bold" style:font-weight-asian="bold" style:font-weight-complex="bold"/>
    </style:style>
    <style:style style:name="ce11" style:family="table-cell" style:parent-style-name="Note" style:data-style-name="N0">
      <style:table-cell-properties fo:border="thin solid #B2B2B2" style:vertical-align="middle" fo:background-color="#FFFFCC"/>
      <style:text-properties fo:color="#9C6500"/>
    </style:style>
    <style:style style:name="ce12" style:family="table-cell" style:parent-style-name="Note" style:data-style-name="N0">
      <style:table-cell-properties fo:border="thin solid #B2B2B2" style:vertical-align="middle" fo:wrap-option="wrap" fo:background-color="#FFFFCC"/>
      <style:text-properties fo:color="#9C6500"/>
    </style:style>
    <style:style style:name="ce13" style:family="table-cell" style:parent-style-name="Note" style:data-style-name="N0">
      <style:table-cell-properties fo:border="thin solid #B2B2B2" style:vertical-align="automatic" fo:wrap-option="wrap" fo:background-color="#FFFFCC"/>
      <style:text-properties fo:color="#9C6500"/>
    </style:style>
    <style:style style:name="ce14" style:family="table-cell" style:parent-style-name="Excel_32_Built-in_32_Check_32_Cell" style:data-style-name="N3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4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ass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8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lass information (for lookup)</text:p>
          </table:table-cell>
          <table:table-cell table:style-name="ce2"/>
          <table:table-cell table:style-name="ce3"/>
          <table:table-cell table:number-columns-repeated="16381" table:style-name="ce2"/>
        </table:table-row>
        <table:table-row table:style-name="ro2">
          <table:table-cell office:value-type="string" table:style-name="ce4">
            <text:p>Root OPCODE class is defined implicitly</text:p>
          </table:table-cell>
          <table:table-cell table:style-name="ce4"/>
          <table:table-cell table:style-name="ce5"/>
          <table:table-cell table:number-columns-repeated="16381" table:style-name="ce4"/>
        </table:table-row>
        <table:table-row table:style-name="ro3">
          <table:table-cell office:value-type="string" table:style-name="ce6">
            <text:p>Class</text:p>
          </table:table-cell>
          <table:table-cell office:value-type="string" table:style-name="ce6">
            <text:p>Base Class</text:p>
          </table:table-cell>
          <table:table-cell office:value-type="string" table:style-name="ce7">
            <text:p>Value</text:p>
          </table:table-cell>
          <table:table-cell office:value-type="string" table:style-name="ce6">
            <text:p>Lookup Field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1">
            <text:p>SPECIAL</text:p>
          </table:table-cell>
          <table:table-cell office:value-type="string" table:style-name="ce1">
            <text:p>OPCODE</text:p>
          </table:table-cell>
          <table:table-cell office:value-type="float" office:value="0" table:style-name="ce8">
            <text:p>0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MM</text:p>
          </table:table-cell>
          <table:table-cell office:value-type="string" table:style-name="ce1">
            <text:p>OPCODE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</text:p>
          </table:table-cell>
          <table:table-cell office:value-type="string" table:style-name="ce1">
            <text:p>OPCODE</text:p>
          </table:table-cell>
          <table:table-cell office:value-type="float" office:value="28" table:style-name="ce8">
            <text:p>28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0</text:p>
          </table:table-cell>
          <table:table-cell office:value-type="string" table:style-name="ce1">
            <text:p>MMI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1</text:p>
          </table:table-cell>
          <table:table-cell office:value-type="string" table:style-name="ce1">
            <text:p>MMI</text:p>
          </table:table-cell>
          <table:table-cell office:value-type="float" office:value="40" table:style-name="ce8">
            <text:p>40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2</text:p>
          </table:table-cell>
          <table:table-cell office:value-type="string" table:style-name="ce1">
            <text:p>MMI</text:p>
          </table:table-cell>
          <table:table-cell office:value-type="float" office:value="9" table:style-name="ce8">
            <text:p>9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MI3</text:p>
          </table:table-cell>
          <table:table-cell office:value-type="string" table:style-name="ce1">
            <text:p>MMI</text:p>
          </table:table-cell>
          <table:table-cell office:value-type="float" office:value="41" table:style-name="ce8">
            <text:p>41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0</text:p>
          </table:table-cell>
          <table:table-cell office:value-type="string" table:style-name="ce1">
            <text:p>OPCODE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0</text:p>
          </table:table-cell>
          <table:table-cell office:value-type="string" table:style-name="ce1">
            <text:p>COP0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0</text:p>
          </table:table-cell>
          <table:table-cell office:value-type="string" table:style-name="ce1">
            <text:p>COP0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1</text:p>
          </table:table-cell>
          <table:table-cell office:value-type="string" table:style-name="ce1">
            <text:p>OPCODE</text:p>
          </table:table-cell>
          <table:table-cell office:value-type="float" office:value="17" table:style-name="ce8">
            <text:p>17</text:p>
          </table:table-cell>
          <table:table-cell office:value-type="string" table:style-name="ce1">
            <text:p>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1</text:p>
          </table:table-cell>
          <table:table-cell office:value-type="string" table:style-name="ce1">
            <text:p>COP1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COP1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1">
            <text:p>COP1</text:p>
          </table:table-cell>
          <table:table-cell office:value-type="float" office:value="20" table:style-name="ce8">
            <text:p>20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2</text:p>
          </table:table-cell>
          <table:table-cell office:value-type="string" table:style-name="ce1">
            <text:p>OPCODE</text:p>
          </table:table-cell>
          <table:table-cell office:value-type="float" office:value="18" table:style-name="ce8">
            <text:p>18</text:p>
          </table:table-cell>
          <table:table-cell office:value-type="string" table:style-name="ce1">
            <text:p>c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0</text:p>
          </table:table-cell>
          <table:table-cell office:value-type="string" table:style-name="ce1">
            <text:p>COP2</text:p>
          </table:table-cell>
          <table:table-cell office:value-type="float" office:value="0" table:style-name="ce8">
            <text:p>0</text:p>
          </table:table-cell>
          <table:table-cell office:value-type="string" table:style-name="ce1">
            <text:p>d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2</text:p>
          </table:table-cell>
          <table:table-cell office:value-type="string" table:style-name="ce1">
            <text:p>CO0</text:p>
          </table:table-cell>
          <table:table-cell office:value-type="float" office:value="8" table:style-name="ce8">
            <text:p>8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1</text:p>
          </table:table-cell>
          <table:table-cell office:value-type="string" table:style-name="ce1">
            <text:p>COP2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0</text:p>
          </table:table-cell>
          <table:table-cell office:value-type="string" table:style-name="ce1">
            <text:p>CO1</text:p>
          </table:table-cell>
          <table:table-cell office:value-type="float" office:value="60" table:style-name="ce8">
            <text:p>60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1</text:p>
          </table:table-cell>
          <table:table-cell office:value-type="string" table:style-name="ce1">
            <text:p>CO1</text:p>
          </table:table-cell>
          <table:table-cell office:value-type="float" office:value="61" table:style-name="ce8">
            <text:p>61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2</text:p>
          </table:table-cell>
          <table:table-cell office:value-type="string" table:style-name="ce1">
            <text:p>CO1</text:p>
          </table:table-cell>
          <table:table-cell office:value-type="float" office:value="62" table:style-name="ce8">
            <text:p>62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XT3</text:p>
          </table:table-cell>
          <table:table-cell office:value-type="string" table:style-name="ce1">
            <text:p>CO1</text:p>
          </table:table-cell>
          <table:table-cell office:value-type="float" office:value="63" table:style-name="ce8">
            <text:p>63</text:p>
          </table:table-cell>
          <table:table-cell office:value-type="string" table:style-name="ce1">
            <text:p>shamt</text:p>
          </table:table-cell>
          <table:table-cell table:number-columns-repeated="16380"/>
        </table:table-row>
        <table:table-row table:number-rows-repeated="1048551" table:style-name="ro4">
          <table:table-cell table:number-columns-repeated="16384"/>
        </table:table-row>
      </table:table>
      <table:table table:name="Instruction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2" table:default-cell-style-name="ce1"/>
        <table:table-row table:style-name="ro5">
          <table:table-cell office:value-type="string" table:style-name="ce2">
            <text:p>Instruction list</text:p>
          </table:table-cell>
          <table:table-cell table:number-columns-repeated="7" table:style-name="ce9"/>
          <table:table-cell table:number-columns-repeated="16376" table:style-name="ce10"/>
        </table:table-row>
        <table:table-row table:style-name="ro6">
          <table:table-cell office:value-type="string" table:style-name="ce11">
            <text:p>Notes: CPI is after taking into account pipelining, Index = 0 is reserved for any unknown instruction.</text:p>
          </table:table-cell>
          <table:table-cell table:number-columns-repeated="7" table:style-name="ce12"/>
          <table:table-cell table:number-columns-repeated="16376" table:style-name="ce13"/>
        </table:table-row>
        <table:table-row table:style-name="ro3">
          <table:table-cell office:value-type="string" table:style-name="ce6">
            <text:p>Index</text:p>
          </table:table-cell>
          <table:table-cell office:value-type="string" table:style-name="ce6">
            <text:p>Class</text:p>
          </table:table-cell>
          <table:table-cell office:value-type="string" table:style-name="ce6">
            <text:p>Instruction</text:p>
          </table:table-cell>
          <table:table-cell office:value-type="string" table:style-name="ce6">
            <text:p>CPI</text:p>
          </table:table-cell>
          <table:table-cell office:value-type="string" table:style-name="ce6">
            <text:p>opcode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co</text:p>
          </table:table-cell>
          <table:table-cell office:value-type="string" table:style-name="ce6">
            <text:p>dest</text:p>
          </table:table-cell>
          <table:table-cell office:value-type="string" table:style-name="ce6">
            <text:p>rt</text:p>
          </table:table-cell>
          <table:table-cell office:value-type="string" table:style-name="ce6">
            <text:p>rd</text:p>
          </table:table-cell>
          <table:table-cell office:value-type="string" table:style-name="ce6">
            <text:p>shamt</text:p>
          </table:table-cell>
          <table:table-cell office:value-type="string" table:style-name="ce6">
            <text:p>funct</text:p>
          </table:table-cell>
          <table:table-cell table:number-columns-repeated="16372" table:style-name="ce6"/>
        </table:table-row>
        <table:table-row table:style-name="ro3">
          <table:table-cell table:number-columns-repeated="4" table:style-name="ce6"/>
          <table:table-cell office:value-type="string" table:style-name="ce14">
            <text:p>31-26</text:p>
          </table:table-cell>
          <table:table-cell office:value-type="string" table:style-name="ce14">
            <text:p>25-21</text:p>
          </table:table-cell>
          <table:table-cell office:value-type="string" table:style-name="ce6">
            <text:p>25-25</text:p>
          </table:table-cell>
          <table:table-cell office:value-type="string" table:style-name="ce14">
            <text:p>21-24</text:p>
          </table:table-cell>
          <table:table-cell office:value-type="string" table:style-name="ce14">
            <text:p>20-16</text:p>
          </table:table-cell>
          <table:table-cell office:value-type="string" table:style-name="ce14">
            <text:p>15-11</text:p>
          </table:table-cell>
          <table:table-cell office:value-type="string" table:style-name="ce14">
            <text:p>10-6</text:p>
          </table:table-cell>
          <table:table-cell office:value-type="string" table:style-name="ce14">
            <text:p>5-0</text:p>
          </table:table-cell>
          <table:table-cell table:number-columns-repeated="16372" table:style-name="ce6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J</text:p>
          </table:table-cell>
          <table:table-cell office:value-type="string" table:style-name="ce1">
            <text:p>CPI_R5900_BRANCH</text:p>
          </table:table-cell>
          <table:table-cell office:value-type="float" office:value="2" table:style-name="ce15">
            <text:p>2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JAL</text:p>
          </table:table-cell>
          <table:table-cell office:value-type="string" table:style-name="ce1">
            <text:p>CPI_R5900_BRANCH</text:p>
          </table:table-cell>
          <table:table-cell office:value-type="float" office:value="3" table:style-name="ce15">
            <text:p>3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EQ</text:p>
          </table:table-cell>
          <table:table-cell office:value-type="string" table:style-name="ce1">
            <text:p>CPI_R5900_BRANCH</text:p>
          </table:table-cell>
          <table:table-cell office:value-type="float" office:value="4" table:style-name="ce15">
            <text:p>4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NE</text:p>
          </table:table-cell>
          <table:table-cell office:value-type="string" table:style-name="ce1">
            <text:p>CPI_R5900_BRANCH</text:p>
          </table:table-cell>
          <table:table-cell office:value-type="float" office:value="5" table:style-name="ce15">
            <text:p>5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LEZ</text:p>
          </table:table-cell>
          <table:table-cell office:value-type="string" table:style-name="ce1">
            <text:p>CPI_R5900_BRANCH</text:p>
          </table:table-cell>
          <table:table-cell office:value-type="float" office:value="6" table:style-name="ce15">
            <text:p>6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GTZ</text:p>
          </table:table-cell>
          <table:table-cell office:value-type="string" table:style-name="ce1">
            <text:p>CPI_R5900_BRANCH</text:p>
          </table:table-cell>
          <table:table-cell office:value-type="float" office:value="7" table:style-name="ce15">
            <text:p>7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DDI</text:p>
          </table:table-cell>
          <table:table-cell office:value-type="string" table:style-name="ce1">
            <text:p>CPI_R5900_DEFAULT</text:p>
          </table:table-cell>
          <table:table-cell office:value-type="float" office:value="8" table:style-name="ce15">
            <text:p>8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DDIU</text:p>
          </table:table-cell>
          <table:table-cell office:value-type="string" table:style-name="ce1">
            <text:p>CPI_R5900_DEFAULT</text:p>
          </table:table-cell>
          <table:table-cell office:value-type="float" office:value="9" table:style-name="ce15">
            <text:p>9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LTI</text:p>
          </table:table-cell>
          <table:table-cell office:value-type="string" table:style-name="ce1">
            <text:p>CPI_R5900_DEFAULT</text:p>
          </table:table-cell>
          <table:table-cell office:value-type="float" office:value="10" table:style-name="ce15">
            <text:p>10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LTIU</text:p>
          </table:table-cell>
          <table:table-cell office:value-type="string" table:style-name="ce1">
            <text:p>CPI_R5900_DEFAULT</text:p>
          </table:table-cell>
          <table:table-cell office:value-type="float" office:value="11" table:style-name="ce15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NDI</text:p>
          </table:table-cell>
          <table:table-cell office:value-type="string" table:style-name="ce1">
            <text:p>CPI_R5900_DEFAULT</text:p>
          </table:table-cell>
          <table:table-cell office:value-type="float" office:value="12" table:style-name="ce15">
            <text:p>12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ORI</text:p>
          </table:table-cell>
          <table:table-cell office:value-type="string" table:style-name="ce1">
            <text:p>CPI_R5900_DEFAULT</text:p>
          </table:table-cell>
          <table:table-cell office:value-type="float" office:value="13" table:style-name="ce15">
            <text:p>13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XORI</text:p>
          </table:table-cell>
          <table:table-cell office:value-type="string" table:style-name="ce1">
            <text:p>CPI_R5900_DEFAULT</text:p>
          </table:table-cell>
          <table:table-cell office:value-type="float" office:value="14" table:style-name="ce15">
            <text:p>14</text:p>
          </table:table-cell>
          <table:table-cell table:number-columns-repeated="1637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UI</text:p>
          </table:table-cell>
          <table:table-cell office:value-type="string" table:style-name="ce1">
            <text:p>CPI_R5900_DEFAULT</text:p>
          </table:table-cell>
          <table:table-cell office:value-type="float" office:value="15" table:style-name="ce15">
            <text:p>15</text:p>
          </table:table-cell>
          <table:table-cell table:number-columns-repeated="1637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EQL</text:p>
          </table:table-cell>
          <table:table-cell office:value-type="string" table:style-name="ce1">
            <text:p>CPI_R5900_BRANCH</text:p>
          </table:table-cell>
          <table:table-cell office:value-type="float" office:value="20" table:style-name="ce15">
            <text:p>20</text:p>
          </table:table-cell>
          <table:table-cell table:number-columns-repeated="16379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NEL</text:p>
          </table:table-cell>
          <table:table-cell office:value-type="string" table:style-name="ce1">
            <text:p>CPI_R5900_BRANCH</text:p>
          </table:table-cell>
          <table:table-cell office:value-type="float" office:value="21" table:style-name="ce15">
            <text:p>21</text:p>
          </table:table-cell>
          <table:table-cell table:number-columns-repeated="16379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LEZL</text:p>
          </table:table-cell>
          <table:table-cell office:value-type="string" table:style-name="ce1">
            <text:p>CPI_R5900_BRANCH</text:p>
          </table:table-cell>
          <table:table-cell office:value-type="float" office:value="22" table:style-name="ce15">
            <text:p>22</text:p>
          </table:table-cell>
          <table:table-cell table:number-columns-repeated="16379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GTZL</text:p>
          </table:table-cell>
          <table:table-cell office:value-type="string" table:style-name="ce1">
            <text:p>CPI_R5900_BRANCH</text:p>
          </table:table-cell>
          <table:table-cell office:value-type="float" office:value="23" table:style-name="ce15">
            <text:p>23</text:p>
          </table:table-cell>
          <table:table-cell table:number-columns-repeated="16379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DADDI</text:p>
          </table:table-cell>
          <table:table-cell office:value-type="string" table:style-name="ce1">
            <text:p>CPI_R5900_DEFAULT</text:p>
          </table:table-cell>
          <table:table-cell office:value-type="float" office:value="24" table:style-name="ce15">
            <text:p>24</text:p>
          </table:table-cell>
          <table:table-cell table:number-columns-repeated="16379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DADDIU</text:p>
          </table:table-cell>
          <table:table-cell office:value-type="string" table:style-name="ce1">
            <text:p>CPI_R5900_DEFAULT</text:p>
          </table:table-cell>
          <table:table-cell office:value-type="float" office:value="25" table:style-name="ce15">
            <text:p>25</text:p>
          </table:table-cell>
          <table:table-cell table:number-columns-repeated="16379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DL</text:p>
          </table:table-cell>
          <table:table-cell office:value-type="string" table:style-name="ce1">
            <text:p>CPI_R5900_LOAD</text:p>
          </table:table-cell>
          <table:table-cell office:value-type="float" office:value="26" table:style-name="ce15">
            <text:p>26</text:p>
          </table:table-cell>
          <table:table-cell table:number-columns-repeated="16379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DR</text:p>
          </table:table-cell>
          <table:table-cell office:value-type="string" table:style-name="ce1">
            <text:p>CPI_R5900_LOAD</text:p>
          </table:table-cell>
          <table:table-cell office:value-type="float" office:value="27" table:style-name="ce15">
            <text:p>27</text:p>
          </table:table-cell>
          <table:table-cell table:number-columns-repeated="16379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Q</text:p>
          </table:table-cell>
          <table:table-cell office:value-type="string" table:style-name="ce1">
            <text:p>CPI_R5900_LOAD</text:p>
          </table:table-cell>
          <table:table-cell office:value-type="float" office:value="30" table:style-name="ce15">
            <text:p>30</text:p>
          </table:table-cell>
          <table:table-cell table:number-columns-repeated="16379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Q</text:p>
          </table:table-cell>
          <table:table-cell office:value-type="string" table:style-name="ce1">
            <text:p>CPI_R5900_STORE</text:p>
          </table:table-cell>
          <table:table-cell office:value-type="float" office:value="31" table:style-name="ce15">
            <text:p>31</text:p>
          </table:table-cell>
          <table:table-cell table:number-columns-repeated="16379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B</text:p>
          </table:table-cell>
          <table:table-cell office:value-type="string" table:style-name="ce1">
            <text:p>CPI_R5900_LOAD</text:p>
          </table:table-cell>
          <table:table-cell office:value-type="float" office:value="32" table:style-name="ce15">
            <text:p>32</text:p>
          </table:table-cell>
          <table:table-cell table:number-columns-repeated="16379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H</text:p>
          </table:table-cell>
          <table:table-cell office:value-type="string" table:style-name="ce1">
            <text:p>CPI_R5900_LOAD</text:p>
          </table:table-cell>
          <table:table-cell office:value-type="float" office:value="33" table:style-name="ce15">
            <text:p>33</text:p>
          </table:table-cell>
          <table:table-cell table:number-columns-repeated="16379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L</text:p>
          </table:table-cell>
          <table:table-cell office:value-type="string" table:style-name="ce1">
            <text:p>CPI_R5900_LOAD</text:p>
          </table:table-cell>
          <table:table-cell office:value-type="float" office:value="34" table:style-name="ce15">
            <text:p>34</text:p>
          </table:table-cell>
          <table:table-cell table:number-columns-repeated="16379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</text:p>
          </table:table-cell>
          <table:table-cell office:value-type="string" table:style-name="ce1">
            <text:p>CPI_R5900_LOAD</text:p>
          </table:table-cell>
          <table:table-cell office:value-type="float" office:value="35" table:style-name="ce15">
            <text:p>35</text:p>
          </table:table-cell>
          <table:table-cell table:number-columns-repeated="16379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BU</text:p>
          </table:table-cell>
          <table:table-cell office:value-type="string" table:style-name="ce1">
            <text:p>CPI_R5900_LOAD</text:p>
          </table:table-cell>
          <table:table-cell office:value-type="float" office:value="36" table:style-name="ce15">
            <text:p>36</text:p>
          </table:table-cell>
          <table:table-cell table:number-columns-repeated="16379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HU</text:p>
          </table:table-cell>
          <table:table-cell office:value-type="string" table:style-name="ce1">
            <text:p>CPI_R5900_LOAD</text:p>
          </table:table-cell>
          <table:table-cell office:value-type="float" office:value="37" table:style-name="ce15">
            <text:p>37</text:p>
          </table:table-cell>
          <table:table-cell table:number-columns-repeated="16379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R</text:p>
          </table:table-cell>
          <table:table-cell office:value-type="string" table:style-name="ce1">
            <text:p>CPI_R5900_LOAD</text:p>
          </table:table-cell>
          <table:table-cell office:value-type="float" office:value="38" table:style-name="ce15">
            <text:p>38</text:p>
          </table:table-cell>
          <table:table-cell table:number-columns-repeated="16379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U</text:p>
          </table:table-cell>
          <table:table-cell office:value-type="string" table:style-name="ce1">
            <text:p>CPI_R5900_LOAD</text:p>
          </table:table-cell>
          <table:table-cell office:value-type="float" office:value="39" table:style-name="ce15">
            <text:p>39</text:p>
          </table:table-cell>
          <table:table-cell table:number-columns-repeated="16379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B</text:p>
          </table:table-cell>
          <table:table-cell office:value-type="string" table:style-name="ce1">
            <text:p>CPI_R5900_STORE</text:p>
          </table:table-cell>
          <table:table-cell office:value-type="float" office:value="40" table:style-name="ce15">
            <text:p>40</text:p>
          </table:table-cell>
          <table:table-cell table:number-columns-repeated="16379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H</text:p>
          </table:table-cell>
          <table:table-cell office:value-type="string" table:style-name="ce1">
            <text:p>CPI_R5900_STORE</text:p>
          </table:table-cell>
          <table:table-cell office:value-type="float" office:value="41" table:style-name="ce15">
            <text:p>41</text:p>
          </table:table-cell>
          <table:table-cell table:number-columns-repeated="16379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L</text:p>
          </table:table-cell>
          <table:table-cell office:value-type="string" table:style-name="ce1">
            <text:p>CPI_R5900_STORE</text:p>
          </table:table-cell>
          <table:table-cell office:value-type="float" office:value="42" table:style-name="ce15">
            <text:p>42</text:p>
          </table:table-cell>
          <table:table-cell table:number-columns-repeated="16379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L</text:p>
          </table:table-cell>
          <table:table-cell office:value-type="string" table:style-name="ce1">
            <text:p>CPI_R5900_STORE</text:p>
          </table:table-cell>
          <table:table-cell office:value-type="float" office:value="43" table:style-name="ce15">
            <text:p>43</text:p>
          </table:table-cell>
          <table:table-cell table:number-columns-repeated="16379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DL</text:p>
          </table:table-cell>
          <table:table-cell office:value-type="string" table:style-name="ce1">
            <text:p>CPI_R5900_STORE</text:p>
          </table:table-cell>
          <table:table-cell office:value-type="float" office:value="44" table:style-name="ce15">
            <text:p>44</text:p>
          </table:table-cell>
          <table:table-cell table:number-columns-repeated="16379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DR</text:p>
          </table:table-cell>
          <table:table-cell office:value-type="string" table:style-name="ce1">
            <text:p>CPI_R5900_STORE</text:p>
          </table:table-cell>
          <table:table-cell office:value-type="float" office:value="45" table:style-name="ce15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R</text:p>
          </table:table-cell>
          <table:table-cell office:value-type="string" table:style-name="ce1">
            <text:p>CPI_R5900_STORE</text:p>
          </table:table-cell>
          <table:table-cell office:value-type="float" office:value="46" table:style-name="ce15">
            <text:p>46</text:p>
          </table:table-cell>
          <table:table-cell table:number-columns-repeated="16379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CACHE</text:p>
          </table:table-cell>
          <table:table-cell office:value-type="string" table:style-name="ce1">
            <text:p>CPI_R5900_DEFAULT</text:p>
          </table:table-cell>
          <table:table-cell office:value-type="float" office:value="47" table:style-name="ce15">
            <text:p>47</text:p>
          </table:table-cell>
          <table:table-cell table:number-columns-repeated="16379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C1</text:p>
          </table:table-cell>
          <table:table-cell office:value-type="string" table:style-name="ce1">
            <text:p>CPI_R5900_LOAD</text:p>
          </table:table-cell>
          <table:table-cell office:value-type="float" office:value="49" table:style-name="ce15">
            <text:p>49</text:p>
          </table:table-cell>
          <table:table-cell table:number-columns-repeated="16379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PREF</text:p>
          </table:table-cell>
          <table:table-cell office:value-type="string" table:style-name="ce1">
            <text:p>CPI_R5900_DEFAULT</text:p>
          </table:table-cell>
          <table:table-cell office:value-type="float" office:value="51" table:style-name="ce15">
            <text:p>51</text:p>
          </table:table-cell>
          <table:table-cell table:number-columns-repeated="16379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QC2</text:p>
          </table:table-cell>
          <table:table-cell office:value-type="string" table:style-name="ce1">
            <text:p>CPI_R5900_LOAD</text:p>
          </table:table-cell>
          <table:table-cell office:value-type="float" office:value="54" table:style-name="ce15">
            <text:p>54</text:p>
          </table:table-cell>
          <table:table-cell table:number-columns-repeated="16379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D</text:p>
          </table:table-cell>
          <table:table-cell office:value-type="string" table:style-name="ce1">
            <text:p>CPI_R5900_LOAD</text:p>
          </table:table-cell>
          <table:table-cell office:value-type="float" office:value="55" table:style-name="ce15">
            <text:p>55</text:p>
          </table:table-cell>
          <table:table-cell table:number-columns-repeated="16379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C1</text:p>
          </table:table-cell>
          <table:table-cell office:value-type="string" table:style-name="ce1">
            <text:p>CPI_R5900_STORE</text:p>
          </table:table-cell>
          <table:table-cell office:value-type="float" office:value="57" table:style-name="ce15">
            <text:p>57</text:p>
          </table:table-cell>
          <table:table-cell table:number-columns-repeated="16379" table:style-name="ce1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QC2</text:p>
          </table:table-cell>
          <table:table-cell office:value-type="string" table:style-name="ce1">
            <text:p>CPI_R5900_STORE</text:p>
          </table:table-cell>
          <table:table-cell office:value-type="float" office:value="62" table:style-name="ce15">
            <text:p>62</text:p>
          </table:table-cell>
          <table:table-cell table:number-columns-repeated="16379" table:style-name="ce1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D</text:p>
          </table:table-cell>
          <table:table-cell office:value-type="string" table:style-name="ce1">
            <text:p>CPI_R5900_STORE</text:p>
          </table:table-cell>
          <table:table-cell office:value-type="float" office:value="63" table:style-name="ce15">
            <text:p>63</text:p>
          </table:table-cell>
          <table:table-cell table:number-columns-repeated="16379" table:style-name="ce1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A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JR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JALR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OVZ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OVN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YSCAL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BREAK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YNC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HI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HI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LO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LO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L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L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AV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ULT</text:p>
          </table:table-cell>
          <table:table-cell office:value-type="string" table:style-name="ce1">
            <text:p>CPI_R5900_MULTIPLY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ULTU</text:p>
          </table:table-cell>
          <table:table-cell office:value-type="string" table:style-name="ce1">
            <text:p>CPI_R5900_MULTIPLY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IV</text:p>
          </table:table-cell>
          <table:table-cell office:value-type="string" table:style-name="ce1">
            <text:p>CPI_R5900_DIVIDE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IVU</text:p>
          </table:table-cell>
          <table:table-cell office:value-type="string" table:style-name="ce1">
            <text:p>CPI_R5900_DIVIDE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DD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DD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UB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UB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ND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2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OR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XOR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NOR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S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S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T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T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3" table:style-name="ce1">
            <text:p>43</text:p>
          </table:table-cell>
          <table:table-cell table:number-columns-repeated="16372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ADD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4" table:style-name="ce1">
            <text:p>44</text:p>
          </table:table-cell>
          <table:table-cell table:number-columns-repeated="16372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ADD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UB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6" table:style-name="ce1">
            <text:p>46</text:p>
          </table:table-cell>
          <table:table-cell table:number-columns-repeated="16372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UBU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GE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GEU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LT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LTU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EQ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TNE</text:p>
          </table:table-cell>
          <table:table-cell office:value-type="string" table:style-name="ce1">
            <text:p>CPI_R59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4" table:style-name="ce1">
            <text:p>54</text:p>
          </table:table-cell>
          <table:table-cell table:number-columns-repeated="16372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L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L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8" table:style-name="ce1">
            <text:p>58</text:p>
          </table:table-cell>
          <table:table-cell table:number-columns-repeated="16372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A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59" table:style-name="ce1">
            <text:p>59</text:p>
          </table:table-cell>
          <table:table-cell table:number-columns-repeated="16372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LL32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L32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SRA32</text:p>
          </table:table-cell>
          <table:table-cell office:value-type="string" table:style-name="ce1">
            <text:p>CPI_R59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GE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office:value-type="float" office:value="105" table:style-name="ce8">
            <text:p>105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GEIU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office:value-type="float" office:value="106" table:style-name="ce8">
            <text:p>106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LT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number-columns-repeated="16375" table:style-name="ce1"/>
        </table:table-row>
        <table:table-row table:style-name="ro1">
          <table:table-cell office:value-type="float" office:value="107" table:style-name="ce8">
            <text:p>107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LTIU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number-columns-repeated="16375" table:style-name="ce1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EQ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number-columns-repeated="16375" table:style-name="ce1"/>
        </table:table-row>
        <table:table-row table:style-name="ro1">
          <table:table-cell office:value-type="float" office:value="109" table:style-name="ce8">
            <text:p>109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NEI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16375" table:style-name="ce1"/>
        </table:table-row>
        <table:table-row table:style-name="ro1">
          <table:table-cell office:value-type="float" office:value="110" table:style-name="ce8">
            <text:p>110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A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number-columns-repeated="16375" table:style-name="ce1"/>
        </table:table-row>
        <table:table-row table:style-name="ro1">
          <table:table-cell office:value-type="float" office:value="111" table:style-name="ce8">
            <text:p>111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TGEZA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table:number-columns-repeated="16375" table:style-name="ce1"/>
        </table:table-row>
        <table:table-row table:style-name="ro1">
          <table:table-cell office:value-type="float" office:value="112" table:style-name="ce8">
            <text:p>112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AL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16375" table:style-name="ce1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ALL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number-columns-repeated="16375" table:style-name="ce1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MTSAB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table:number-columns-repeated="16375" table:style-name="ce1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MTSAH</text:p>
          </table:table-cell>
          <table:table-cell office:value-type="string" table:style-name="ce1">
            <text:p>CPI_R59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5" table:style-name="ce1"/>
        </table:table-row>
        <table:table-row table:style-name="ro1">
          <table:table-cell office:value-type="float" office:value="116" table:style-name="ce8">
            <text:p>116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17" table:style-name="ce8">
            <text:p>117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U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18" table:style-name="ce8">
            <text:p>118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LZC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19" table:style-name="ce8">
            <text:p>119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FHI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THI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121" table:style-name="ce8">
            <text:p>121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FLO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22" table:style-name="ce8">
            <text:p>122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TLO1</text:p>
          </table:table-cell>
          <table:table-cell office:value-type="string" table:style-name="ce1">
            <text:p>CPI_R5900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123" table:style-name="ce8">
            <text:p>123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ULT1</text:p>
          </table:table-cell>
          <table:table-cell office:value-type="string" table:style-name="ce1">
            <text:p>CPI_R5900_MULTIPLY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124" table:style-name="ce8">
            <text:p>124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ULTU1</text:p>
          </table:table-cell>
          <table:table-cell office:value-type="string" table:style-name="ce1">
            <text:p>CPI_R5900_MULTIPLY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125" table:style-name="ce8">
            <text:p>125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DIV1</text:p>
          </table:table-cell>
          <table:table-cell office:value-type="string" table:style-name="ce1">
            <text:p>CPI_R5900_DIVIDE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126" table:style-name="ce8">
            <text:p>126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DIVU1</text:p>
          </table:table-cell>
          <table:table-cell office:value-type="string" table:style-name="ce1">
            <text:p>CPI_R5900_DIVIDE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127" table:style-name="ce8">
            <text:p>127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1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MADDU1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129" table:style-name="ce8">
            <text:p>129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MFHL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130" table:style-name="ce8">
            <text:p>130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MTHL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131" table:style-name="ce8">
            <text:p>131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LL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132" table:style-name="ce8">
            <text:p>132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L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54" table:style-name="ce1">
            <text:p>54</text:p>
          </table:table-cell>
          <table:table-cell table:number-columns-repeated="16372"/>
        </table:table-row>
        <table:table-row table:style-name="ro1">
          <table:table-cell office:value-type="float" office:value="133" table:style-name="ce8">
            <text:p>133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A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55" table:style-name="ce1">
            <text:p>55</text:p>
          </table:table-cell>
          <table:table-cell table:number-columns-repeated="16372"/>
        </table:table-row>
        <table:table-row table:style-name="ro1">
          <table:table-cell office:value-type="float" office:value="134" table:style-name="ce8">
            <text:p>134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LL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135" table:style-name="ce8">
            <text:p>135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L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136" table:style-name="ce8">
            <text:p>136</text:p>
          </table:table-cell>
          <table:table-cell office:value-type="string" table:style-name="ce1">
            <text:p>MMI</text:p>
          </table:table-cell>
          <table:table-cell office:value-type="string" table:style-name="ce15">
            <text:p>PSRA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6" table:style-name="ce1"/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137" table:style-name="ce8">
            <text:p>137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38" table:style-name="ce8">
            <text:p>138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39" table:style-name="ce8">
            <text:p>139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CGT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MAX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1" table:style-name="ce8">
            <text:p>141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2" table:style-name="ce8">
            <text:p>142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3" table:style-name="ce8">
            <text:p>143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CGT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4" table:style-name="ce8">
            <text:p>144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MAX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5" table:style-name="ce8">
            <text:p>145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6" table:style-name="ce8">
            <text:p>146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7" table:style-name="ce8">
            <text:p>147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CGT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8" table:style-name="ce8">
            <text:p>148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S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S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0" table:style-name="ce8">
            <text:p>150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L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1" table:style-name="ce8">
            <text:p>151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2" table:style-name="ce8">
            <text:p>152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S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3" table:style-name="ce8">
            <text:p>153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S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4" table:style-name="ce8">
            <text:p>154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L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5" table:style-name="ce8">
            <text:p>155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6" table:style-name="ce8">
            <text:p>156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ADDS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7" table:style-name="ce8">
            <text:p>157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SUBS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8" table:style-name="ce8">
            <text:p>158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L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9" table:style-name="ce8">
            <text:p>159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0" table:style-name="ce8">
            <text:p>160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EXT5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1" table:style-name="ce8">
            <text:p>161</text:p>
          </table:table-cell>
          <table:table-cell office:value-type="string" table:style-name="ce1">
            <text:p>MMI0</text:p>
          </table:table-cell>
          <table:table-cell office:value-type="string" table:style-name="ce15">
            <text:p>PPAC5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2" table:style-name="ce8">
            <text:p>162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BS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3" table:style-name="ce8">
            <text:p>163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CEQ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4" table:style-name="ce8">
            <text:p>164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MIN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5" table:style-name="ce8">
            <text:p>165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S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6" table:style-name="ce8">
            <text:p>166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BS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7" table:style-name="ce8">
            <text:p>167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CEQ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8" table:style-name="ce8">
            <text:p>168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MIN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69" table:style-name="ce8">
            <text:p>169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CEQ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0" table:style-name="ce8">
            <text:p>170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D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1" table:style-name="ce8">
            <text:p>171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SUB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2" table:style-name="ce8">
            <text:p>172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EXT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3" table:style-name="ce8">
            <text:p>173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DU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4" table:style-name="ce8">
            <text:p>174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SUBU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5" table:style-name="ce8">
            <text:p>175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EXTU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6" table:style-name="ce8">
            <text:p>176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ADDU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7" table:style-name="ce8">
            <text:p>177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SUBU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8" table:style-name="ce8">
            <text:p>178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PEXTUB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9" table:style-name="ce8">
            <text:p>179</text:p>
          </table:table-cell>
          <table:table-cell office:value-type="string" table:style-name="ce1">
            <text:p>MMI1</text:p>
          </table:table-cell>
          <table:table-cell office:value-type="string" table:style-name="ce15">
            <text:p>QFSRV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80" table:style-name="ce8">
            <text:p>180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ADD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1" table:style-name="ce8">
            <text:p>181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SLL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2" table:style-name="ce8">
            <text:p>182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SRL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3" table:style-name="ce8">
            <text:p>183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SUB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4" table:style-name="ce8">
            <text:p>184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FHI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5" table:style-name="ce8">
            <text:p>185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FLO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6" table:style-name="ce8">
            <text:p>186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INT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7" table:style-name="ce8">
            <text:p>187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ULT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8" table:style-name="ce8">
            <text:p>188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DI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89" table:style-name="ce8">
            <text:p>189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CPYL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0" table:style-name="ce8">
            <text:p>190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ADD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1" table:style-name="ce8">
            <text:p>191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HMAD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2" table:style-name="ce8">
            <text:p>192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AN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3" table:style-name="ce8">
            <text:p>193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XOR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4" table:style-name="ce8">
            <text:p>194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SU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5" table:style-name="ce8">
            <text:p>195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HMSB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6" table:style-name="ce8">
            <text:p>196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EXE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7" table:style-name="ce8">
            <text:p>197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REV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8" table:style-name="ce8">
            <text:p>198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MULT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9" table:style-name="ce8">
            <text:p>199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DIVB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0" table:style-name="ce8">
            <text:p>200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EXE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1" table:style-name="ce8">
            <text:p>201</text:p>
          </table:table-cell>
          <table:table-cell office:value-type="string" table:style-name="ce1">
            <text:p>MMI2</text:p>
          </table:table-cell>
          <table:table-cell office:value-type="string" table:style-name="ce15">
            <text:p>PROT3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2" table:style-name="ce8">
            <text:p>202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ADD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3" table:style-name="ce8">
            <text:p>203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SRAV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4" table:style-name="ce8">
            <text:p>204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THI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5" table:style-name="ce8">
            <text:p>205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TLO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6" table:style-name="ce8">
            <text:p>206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INTE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7" table:style-name="ce8">
            <text:p>207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MULT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8" table:style-name="ce8">
            <text:p>208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DIVU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09" table:style-name="ce8">
            <text:p>209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CPYUD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0" table:style-name="ce8">
            <text:p>210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OR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1" table:style-name="ce8">
            <text:p>211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NOR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2" table:style-name="ce8">
            <text:p>212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EXC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3" table:style-name="ce8">
            <text:p>213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CPYH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4" table:style-name="ce8">
            <text:p>214</text:p>
          </table:table-cell>
          <table:table-cell office:value-type="string" table:style-name="ce1">
            <text:p>MMI3</text:p>
          </table:table-cell>
          <table:table-cell office:value-type="string" table:style-name="ce15">
            <text:p>PEXCW</text:p>
          </table:table-cell>
          <table:table-cell office:value-type="string" table:style-name="ce1">
            <text:p>CPI_MMI_DEFAULT</text:p>
          </table:table-cell>
          <table:table-cell office:value-type="float" office:value="28" table:style-name="ce15">
            <text:p>28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215" table:style-name="ce8">
            <text:p>215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MF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16" table:style-name="ce8">
            <text:p>216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MT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217" table:style-name="ce8">
            <text:p>217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F</text:p>
          </table:table-cell>
          <table:table-cell office:value-type="string" table:style-name="ce1">
            <text:p>CPI_COP_BRANCH_DELA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18" table:style-name="ce8">
            <text:p>218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T</text:p>
          </table:table-cell>
          <table:table-cell office:value-type="string" table:style-name="ce1">
            <text:p>CPI_COP_BRANCH_DELA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19" table:style-name="ce8">
            <text:p>219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FL</text:p>
          </table:table-cell>
          <table:table-cell office:value-type="string" table:style-name="ce1">
            <text:p>CPI_COP_BRANCH_DELAY_LIKEL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20" table:style-name="ce8">
            <text:p>220</text:p>
          </table:table-cell>
          <table:table-cell office:value-type="string" table:style-name="ce1">
            <text:p>BC0</text:p>
          </table:table-cell>
          <table:table-cell office:value-type="string" table:style-name="ce15">
            <text:p>BC0TL</text:p>
          </table:table-cell>
          <table:table-cell office:value-type="string" table:style-name="ce1">
            <text:p>CPI_COP_BRANCH_DELAY_LIKELY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221" table:style-name="ce8">
            <text:p>221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R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22" table:style-name="ce8">
            <text:p>222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WI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23" table:style-name="ce8">
            <text:p>223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WR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24" table:style-name="ce8">
            <text:p>224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TLBP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25" table:style-name="ce8">
            <text:p>225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ERET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26" table:style-name="ce8">
            <text:p>226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EI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227" table:style-name="ce8">
            <text:p>227</text:p>
          </table:table-cell>
          <table:table-cell office:value-type="string" table:style-name="ce1">
            <text:p>C0</text:p>
          </table:table-cell>
          <table:table-cell office:value-type="string" table:style-name="ce15">
            <text:p>DI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7" table:style-name="ce1">
            <text:p>57</text:p>
          </table:table-cell>
          <table:table-cell table:number-columns-repeated="16372"/>
        </table:table-row>
        <table:table-row table:style-name="ro1">
          <table:table-cell office:value-type="float" office:value="228" table:style-name="ce8">
            <text:p>228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MF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29" table:style-name="ce8">
            <text:p>229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CF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230" table:style-name="ce8">
            <text:p>230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MT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231" table:style-name="ce8">
            <text:p>231</text:p>
          </table:table-cell>
          <table:table-cell office:value-type="string" table:style-name="ce1">
            <text:p>COP1</text:p>
          </table:table-cell>
          <table:table-cell office:value-type="string" table:style-name="ce15">
            <text:p>CTC1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232" table:style-name="ce8">
            <text:p>232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F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33" table:style-name="ce8">
            <text:p>233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T</text:p>
          </table:table-cell>
          <table:table-cell office:value-type="string" table:style-name="ce1">
            <text:p>CPI_COP_BRANCH_DELAY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34" table:style-name="ce8">
            <text:p>234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FL</text:p>
          </table:table-cell>
          <table:table-cell office:value-type="string" table:style-name="ce1">
            <text:p>CPI_COP_BRANCH_DELAY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35" table:style-name="ce8">
            <text:p>235</text:p>
          </table:table-cell>
          <table:table-cell office:value-type="string" table:style-name="ce1">
            <text:p>BC1</text:p>
          </table:table-cell>
          <table:table-cell office:value-type="string" table:style-name="ce15">
            <text:p>BC1TL</text:p>
          </table:table-cell>
          <table:table-cell office:value-type="string" table:style-name="ce1">
            <text:p>CPI_COP_BRANCH_DELAY_LIKELY</text:p>
          </table:table-cell>
          <table:table-cell office:value-type="float" office:value="17" table:style-name="ce15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236" table:style-name="ce8">
            <text:p>236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ADD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37" table:style-name="ce8">
            <text:p>237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SUB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38" table:style-name="ce8">
            <text:p>238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UL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39" table:style-name="ce8">
            <text:p>239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DIV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40" table:style-name="ce8">
            <text:p>240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SQRT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41" table:style-name="ce8">
            <text:p>241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ABS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42" table:style-name="ce8">
            <text:p>242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OV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43" table:style-name="ce8">
            <text:p>243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NEG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44" table:style-name="ce8">
            <text:p>244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RSQRT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45" table:style-name="ce8">
            <text:p>245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ADD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246" table:style-name="ce8">
            <text:p>246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SUB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47" table:style-name="ce8">
            <text:p>247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UL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248" table:style-name="ce8">
            <text:p>248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ADD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249" table:style-name="ce8">
            <text:p>249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SUB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250" table:style-name="ce8">
            <text:p>250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ADD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float" office:value="251" table:style-name="ce8">
            <text:p>251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SUBA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float" office:value="252" table:style-name="ce8">
            <text:p>252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VTW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253" table:style-name="ce8">
            <text:p>253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AX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254" table:style-name="ce8">
            <text:p>254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MIN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255" table:style-name="ce8">
            <text:p>255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F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256" table:style-name="ce8">
            <text:p>256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EQ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257" table:style-name="ce8">
            <text:p>257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LT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258" table:style-name="ce8">
            <text:p>258</text:p>
          </table:table-cell>
          <table:table-cell office:value-type="string" table:style-name="ce1">
            <text:p>S</text:p>
          </table:table-cell>
          <table:table-cell office:value-type="string" table:style-name="ce15">
            <text:p>C.LE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5" table:style-name="ce1"/>
          <table:table-cell office:value-type="float" office:value="53" table:style-name="ce1">
            <text:p>53</text:p>
          </table:table-cell>
          <table:table-cell table:number-columns-repeated="16372"/>
        </table:table-row>
        <table:table-row table:style-name="ro1">
          <table:table-cell office:value-type="float" office:value="259" table:style-name="ce8">
            <text:p>259</text:p>
          </table:table-cell>
          <table:table-cell office:value-type="string" table:style-name="ce1">
            <text:p>W</text:p>
          </table:table-cell>
          <table:table-cell office:value-type="string" table:style-name="ce15">
            <text:p>CVTS_S</text:p>
          </table:table-cell>
          <table:table-cell office:value-type="string" table:style-name="ce1">
            <text:p>CPI_COP_DEFAULT</text:p>
          </table:table-cell>
          <table:table-cell office:value-type="float" office:value="17" table:style-name="ce15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5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260" table:style-name="ce8">
            <text:p>260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QMF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61" table:style-name="ce8">
            <text:p>261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CF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62" table:style-name="ce8">
            <text:p>262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QMT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263" table:style-name="ce8">
            <text:p>263</text:p>
          </table:table-cell>
          <table:table-cell office:value-type="string" table:style-name="ce1">
            <text:p>CO0</text:p>
          </table:table-cell>
          <table:table-cell office:value-type="string" table:style-name="ce15">
            <text:p>CT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264" table:style-name="ce8">
            <text:p>264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F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265" table:style-name="ce8">
            <text:p>265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66" table:style-name="ce8">
            <text:p>266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F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267" table:style-name="ce8">
            <text:p>267</text:p>
          </table:table-cell>
          <table:table-cell office:value-type="string" table:style-name="ce1">
            <text:p>BC2</text:p>
          </table:table-cell>
          <table:table-cell office:value-type="string" table:style-name="ce15">
            <text:p>BC2T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float" office:value="268" table:style-name="ce8">
            <text:p>26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69" table:style-name="ce8">
            <text:p>26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70" table:style-name="ce8">
            <text:p>27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71" table:style-name="ce8">
            <text:p>27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72" table:style-name="ce8">
            <text:p>27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73" table:style-name="ce8">
            <text:p>27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74" table:style-name="ce8">
            <text:p>27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75" table:style-name="ce8">
            <text:p>27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76" table:style-name="ce8">
            <text:p>27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77" table:style-name="ce8">
            <text:p>27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78" table:style-name="ce8">
            <text:p>27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279" table:style-name="ce8">
            <text:p>27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280" table:style-name="ce8">
            <text:p>28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281" table:style-name="ce8">
            <text:p>28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282" table:style-name="ce8">
            <text:p>28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283" table:style-name="ce8">
            <text:p>28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284" table:style-name="ce8">
            <text:p>28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285" table:style-name="ce8">
            <text:p>28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286" table:style-name="ce8">
            <text:p>28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287" table:style-name="ce8">
            <text:p>28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288" table:style-name="ce8">
            <text:p>28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289" table:style-name="ce8">
            <text:p>28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90" table:style-name="ce8">
            <text:p>29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float" office:value="291" table:style-name="ce8">
            <text:p>29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292" table:style-name="ce8">
            <text:p>29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93" table:style-name="ce8">
            <text:p>29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294" table:style-name="ce8">
            <text:p>29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295" table:style-name="ce8">
            <text:p>29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296" table:style-name="ce8">
            <text:p>29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297" table:style-name="ce8">
            <text:p>29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float" office:value="298" table:style-name="ce8">
            <text:p>29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float" office:value="299" table:style-name="ce8">
            <text:p>29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float" office:value="300" table:style-name="ce8">
            <text:p>30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301" table:style-name="ce8">
            <text:p>30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302" table:style-name="ce8">
            <text:p>30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float" office:value="303" table:style-name="ce8">
            <text:p>30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304" table:style-name="ce8">
            <text:p>30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6" table:style-name="ce1">
            <text:p>36</text:p>
          </table:table-cell>
          <table:table-cell table:number-columns-repeated="16372"/>
        </table:table-row>
        <table:table-row table:style-name="ro1">
          <table:table-cell office:value-type="float" office:value="305" table:style-name="ce8">
            <text:p>30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1">
          <table:table-cell office:value-type="float" office:value="306" table:style-name="ce8">
            <text:p>30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1">
          <table:table-cell office:value-type="float" office:value="307" table:style-name="ce8">
            <text:p>30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308" table:style-name="ce8">
            <text:p>30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AD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309" table:style-name="ce8">
            <text:p>30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D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310" table:style-name="ce8">
            <text:p>31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U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311" table:style-name="ce8">
            <text:p>31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AX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3" table:style-name="ce1">
            <text:p>43</text:p>
          </table:table-cell>
          <table:table-cell table:number-columns-repeated="16372"/>
        </table:table-row>
        <table:table-row table:style-name="ro1">
          <table:table-cell office:value-type="float" office:value="312" table:style-name="ce8">
            <text:p>31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4" table:style-name="ce1">
            <text:p>44</text:p>
          </table:table-cell>
          <table:table-cell table:number-columns-repeated="16372"/>
        </table:table-row>
        <table:table-row table:style-name="ro1">
          <table:table-cell office:value-type="float" office:value="313" table:style-name="ce8">
            <text:p>313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314" table:style-name="ce8">
            <text:p>314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OPM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6" table:style-name="ce1">
            <text:p>46</text:p>
          </table:table-cell>
          <table:table-cell table:number-columns-repeated="16372"/>
        </table:table-row>
        <table:table-row table:style-name="ro1">
          <table:table-cell office:value-type="float" office:value="315" table:style-name="ce8">
            <text:p>315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MIN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316" table:style-name="ce8">
            <text:p>316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AD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317" table:style-name="ce8">
            <text:p>317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SUB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318" table:style-name="ce8">
            <text:p>318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ADD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float" office:value="319" table:style-name="ce8">
            <text:p>319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AN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320" table:style-name="ce8">
            <text:p>320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IO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3" table:style-name="ce1">
            <text:p>53</text:p>
          </table:table-cell>
          <table:table-cell table:number-columns-repeated="16372"/>
        </table:table-row>
        <table:table-row table:style-name="ro1">
          <table:table-cell office:value-type="float" office:value="321" table:style-name="ce8">
            <text:p>321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CALLM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322" table:style-name="ce8">
            <text:p>322</text:p>
          </table:table-cell>
          <table:table-cell office:value-type="string" table:style-name="ce1">
            <text:p>CO1</text:p>
          </table:table-cell>
          <table:table-cell office:value-type="string" table:style-name="ce15">
            <text:p>VCALLMS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7" table:style-name="ce1">
            <text:p>57</text:p>
          </table:table-cell>
          <table:table-cell table:number-columns-repeated="16372"/>
        </table:table-row>
        <table:table-row table:style-name="ro1">
          <table:table-cell office:value-type="float" office:value="323" table:style-name="ce8">
            <text:p>323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ADD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4" table:style-name="ce8">
            <text:p>324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SUB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5" table:style-name="ce8">
            <text:p>325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ADD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6" table:style-name="ce8">
            <text:p>326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SUB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7" table:style-name="ce8">
            <text:p>327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ITOF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8" table:style-name="ce8">
            <text:p>328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FTOI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29" table:style-name="ce8">
            <text:p>329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ULAbc.0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0" table:style-name="ce8">
            <text:p>330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UL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1" table:style-name="ce8">
            <text:p>331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ADD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2" table:style-name="ce8">
            <text:p>332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SUB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3" table:style-name="ce8">
            <text:p>333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ADD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4" table:style-name="ce8">
            <text:p>334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SUB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5" table:style-name="ce8">
            <text:p>335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OVE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6" table:style-name="ce8">
            <text:p>336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LQ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7" table:style-name="ce8">
            <text:p>337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DIV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8" table:style-name="ce8">
            <text:p>338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MTI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39" table:style-name="ce8">
            <text:p>339</text:p>
          </table:table-cell>
          <table:table-cell office:value-type="string" table:style-name="ce1">
            <text:p>VEXT0</text:p>
          </table:table-cell>
          <table:table-cell office:value-type="string" table:style-name="ce15">
            <text:p>VRNEX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340" table:style-name="ce8">
            <text:p>340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ADD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1" table:style-name="ce8">
            <text:p>341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SUB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2" table:style-name="ce8">
            <text:p>342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ADD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3" table:style-name="ce8">
            <text:p>343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SUB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4" table:style-name="ce8">
            <text:p>344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ITOF4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5" table:style-name="ce8">
            <text:p>345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FTIO4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6" table:style-name="ce8">
            <text:p>346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ULAbc.1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7" table:style-name="ce8">
            <text:p>347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AB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8" table:style-name="ce8">
            <text:p>348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ADD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49" table:style-name="ce8">
            <text:p>349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SUBA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0" table:style-name="ce8">
            <text:p>350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ADD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1" table:style-name="ce8">
            <text:p>351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SUB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2" table:style-name="ce8">
            <text:p>352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R3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3" table:style-name="ce8">
            <text:p>353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SQ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4" table:style-name="ce8">
            <text:p>354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SQR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5" table:style-name="ce8">
            <text:p>355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MFI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6" table:style-name="ce8">
            <text:p>356</text:p>
          </table:table-cell>
          <table:table-cell office:value-type="string" table:style-name="ce1">
            <text:p>VEXT1</text:p>
          </table:table-cell>
          <table:table-cell office:value-type="string" table:style-name="ce15">
            <text:p>VRGE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357" table:style-name="ce8">
            <text:p>357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ADD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58" table:style-name="ce8">
            <text:p>358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SUB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59" table:style-name="ce8">
            <text:p>359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ADD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0" table:style-name="ce8">
            <text:p>360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SUB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1" table:style-name="ce8">
            <text:p>361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ITOF1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2" table:style-name="ce8">
            <text:p>362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FTIO1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3" table:style-name="ce8">
            <text:p>363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ULAbc.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4" table:style-name="ce8">
            <text:p>364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UL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5" table:style-name="ce8">
            <text:p>365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ADD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6" table:style-name="ce8">
            <text:p>366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SUB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7" table:style-name="ce8">
            <text:p>367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MUL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8" table:style-name="ce8">
            <text:p>368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OPMUL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69" table:style-name="ce8">
            <text:p>369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LQ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0" table:style-name="ce8">
            <text:p>370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RSQR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1" table:style-name="ce8">
            <text:p>371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ILW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2" table:style-name="ce8">
            <text:p>372</text:p>
          </table:table-cell>
          <table:table-cell office:value-type="string" table:style-name="ce1">
            <text:p>VEXT2</text:p>
          </table:table-cell>
          <table:table-cell office:value-type="string" table:style-name="ce15">
            <text:p>VRINI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373" table:style-name="ce8">
            <text:p>373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ADD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4" table:style-name="ce8">
            <text:p>374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SUB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5" table:style-name="ce8">
            <text:p>375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ADD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6" table:style-name="ce8">
            <text:p>376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SUB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7" table:style-name="ce8">
            <text:p>377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ITOF15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8" table:style-name="ce8">
            <text:p>378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FTIO15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79" table:style-name="ce8">
            <text:p>379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ULAbc.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0" table:style-name="ce8">
            <text:p>380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CLIP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1" table:style-name="ce8">
            <text:p>381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ADD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2" table:style-name="ce8">
            <text:p>382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MSUBAi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3" table:style-name="ce8">
            <text:p>383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NOP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4" table:style-name="ce8">
            <text:p>384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SQD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5" table:style-name="ce8">
            <text:p>385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WAITQ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6" table:style-name="ce8">
            <text:p>386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ISW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387" table:style-name="ce8">
            <text:p>387</text:p>
          </table:table-cell>
          <table:table-cell office:value-type="string" table:style-name="ce1">
            <text:p>VEXT3</text:p>
          </table:table-cell>
          <table:table-cell office:value-type="string" table:style-name="ce15">
            <text:p>VRXO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table:style-name="ce8"/>
          <table:table-cell table:style-name="ce1"/>
          <table:table-cell table:style-name="ce15"/>
          <table:table-cell table:number-columns-repeated="16381" table:style-name="ce1"/>
        </table:table-row>
        <table:table-row table:number-rows-repeated="8"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table:number-columns-repeated="16383"/>
        </table:table-row>
        <table:table-row table:number-rows-repeated="104817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17-12-16T08:23:10Z</meta:creation-date>
    <dc:date>2018-01-28T02:46:20Z</dc:date>
  </office:meta>
</office:document-meta>
</file>